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Verdana, Helvetica, sans-serif"/>
    <style:font-face style:name="Lohit Hindi1" svg:font-family="'Lohit Hindi'"/>
    <style:font-face style:name="OpenSymbol" svg:font-family="OpenSymbol"/>
    <style:font-face style:name="Calibri,BoldItalic" svg:font-family="'Calibri,BoldItalic'" style:font-family-generic="script"/>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4">
      <style:paragraph-properties fo:text-align="start" style:justify-single-word="false" style:text-autospace="none"/>
    </style:style>
    <style:style style:name="P7" style:family="paragraph" style:parent-style-name="Standard">
      <style:paragraph-properties fo:text-align="start" style:justify-single-word="false" style:text-autospace="none"/>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Consolas" style:font-size-asian="12pt" style:font-name-complex="Consolas" style:font-size-complex="12pt"/>
    </style:style>
    <style:style style:name="P11" style:family="paragraph" style:parent-style-name="Heading">
      <style:text-properties style:text-underline-style="solid" style:text-underline-width="auto" style:text-underline-color="font-color"/>
    </style:style>
    <style:style style:name="P12" style:family="paragraph" style:parent-style-name="Contents_20_3">
      <style:paragraph-properties>
        <style:tab-stops>
          <style:tab-stop style:position="15.935cm" style:type="right" style:leader-style="dotted" style:leader-text="."/>
        </style:tab-stops>
      </style:paragraph-properties>
    </style:style>
    <style:style style:name="P13" style:family="paragraph" style:parent-style-name="Contents_20_1">
      <style:paragraph-properties>
        <style:tab-stops>
          <style:tab-stop style:position="16.933cm" style:type="right" style:leader-style="dotted" style:leader-text="."/>
        </style:tab-stops>
      </style:paragraph-properties>
    </style:style>
    <style:style style:name="P14" style:family="paragraph" style:parent-style-name="Contents_20_2">
      <style:paragraph-properties>
        <style:tab-stops>
          <style:tab-stop style:position="16.434cm" style:type="right" style:leader-style="dotted" style:leader-text="."/>
        </style:tab-stops>
      </style:paragraph-properties>
    </style:style>
    <style:style style:name="P15" style:family="paragraph" style:parent-style-name="Header">
      <style:text-properties fo:color="#999999"/>
    </style:style>
    <style:style style:name="T1" style:family="text">
      <style:text-properties fo:font-style="normal" style:font-style-asian="normal" style:font-style-complex="normal"/>
    </style:style>
    <style:style style:name="T2" style:family="text">
      <style:text-properties fo:font-style="normal" style:text-underline-style="solid" style:text-underline-width="auto" style:text-underline-color="font-color"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none"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0000" style:font-name="Times New Roman" fo:font-size="12pt" fo:font-style="normal" style:text-underline-style="none" style:font-name-asian="Consolas" style:font-size-asian="12pt" style:font-style-asian="normal" style:font-name-complex="Consolas" style:font-size-complex="12pt" style:font-style-complex="normal"/>
    </style:style>
    <style:style style:name="T9" style:family="text">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T10" style:family="text">
      <style:text-properties fo:color="#000000" style:font-name="Times New Roman" fo:font-style="normal" style:text-underline-style="none" style:font-name-asian="Calibri" style:font-style-asian="normal" style:font-name-complex="Calibri" style:font-style-complex="normal"/>
    </style:style>
    <style:style style:name="T11" style:family="text">
      <style:text-properties fo:color="#000000" style:font-name="Times New Roman" fo:font-size="12pt" fo:font-style="normal" style:text-underline-style="none" style:font-name-asian="Calibri" style:font-size-asian="12pt" style:font-style-asian="normal" style:font-name-complex="Calibri" style:font-size-complex="12pt" style:font-style-complex="normal"/>
    </style:style>
    <style:style style:name="T12" style:family="text">
      <style:text-properties style:font-name="Times New Roman" fo:font-style="normal" fo:font-weight="normal" style:font-style-asian="normal" style:font-weight-asian="normal" style:font-style-complex="normal" style:font-weight-complex="normal"/>
    </style:style>
    <style:style style:name="T13" style:family="text">
      <style:text-properties fo:font-variant="normal" fo:text-transform="none" fo:color="#000000" style:font-name="Arial1" fo:font-size="9.75pt" fo:letter-spacing="normal" fo:font-style="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FORME DEL SISTEMA DE ADMINISTRACIÓN DE PODCASTS</text:p>
      <text:p text:style-name="Standard"/>
      <text:p text:style-name="P8"/>
      <text:p text:style-name="P8">Materia: Proyecto de Software</text:p>
      <text:p text:style-name="P8"/>
      <text:p text:style-name="P8">Año: 2011</text:p>
      <text:p text:style-name="P8"/>
      <text:p text:style-name="P8">Docente: <text:span text:style-name="T13">Claudia Banchoff</text:span></text:p>
      <text:p text:style-name="P8"><text:span text:style-name="T13"/></text:p>
      <text:p text:style-name="P8"><text:span text:style-name="T13">Integrantes:</text:span></text:p>
      <text:p text:style-name="P8"><text:span text:style-name="T13"><text:tab/>10321/3 <text:s/>- <text:s/>Alex Rubén Humar.</text:span></text:p>
      <text:p text:style-name="P8"><text:span text:style-name="T13"><text:tab/>9989/9 <text:s text:c="3"/>- José Gabriel Schulz.</text:span></text:p>
      <text:p text:style-name="P8"><text:span text:style-name="T13"/></text:p>
      <text:p text:style-name="P8"><text:span text:style-name="T13"><text: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3"><text:a xlink:type="simple" xlink:href="#__RefHeading__1883_961525052" text:style-name="Index_20_Link" text:visited-style-name="Index_20_Link">Usuarios<text:tab/>3</text:a></text:p>
          <text:p text:style-name="P13"><text:a xlink:type="simple" xlink:href="#__RefHeading__1885_961525052" text:style-name="Index_20_Link" text:visited-style-name="Index_20_Link">Aclaraciones generales<text:tab/>3</text:a></text:p>
          <text:p text:style-name="P13"><text:a xlink:type="simple" xlink:href="#__RefHeading__1887_961525052" text:style-name="Index_20_Link" text:visited-style-name="Index_20_Link">URLs para acceder al sistema<text:tab/>3</text:a></text:p>
          <text:p text:style-name="P13"><text:a xlink:type="simple" xlink:href="#__RefHeading__1889_961525052" text:style-name="Index_20_Link" text:visited-style-name="Index_20_Link">INFORME DE VALIDACIONES<text:tab/>3</text:a></text:p>
          <text:p text:style-name="P14"><text:a xlink:type="simple" xlink:href="#__RefHeading__1867_961525052" text:style-name="Index_20_Link" text:visited-style-name="Index_20_Link">HTML y CSS<text:tab/>3</text:a></text:p>
          <text:p text:style-name="P12"><text:a xlink:type="simple" xlink:href="#__RefHeading__1869_961525052" text:style-name="Index_20_Link" text:visited-style-name="Index_20_Link">Validaciones HTML<text:tab/>4</text:a></text:p>
          <text:p text:style-name="P12"><text:a xlink:type="simple" xlink:href="#__RefHeading__1871_961525052" text:style-name="Index_20_Link" text:visited-style-name="Index_20_Link">Validaciones HTML de paginas<text:tab/>4</text:a></text:p>
          <text:p text:style-name="P12"><text:a xlink:type="simple" xlink:href="#__RefHeading__1877_961525052" text:style-name="Index_20_Link" text:visited-style-name="Index_20_Link">Validaciones CSS<text:tab/>7</text:a></text:p>
          <text:p text:style-name="P12"><text:a xlink:type="simple" xlink:href="#__RefHeading__1879_961525052" text:style-name="Index_20_Link" text:visited-style-name="Index_20_Link">Validaciones WAI<text:tab/>7</text:a></text:p>
          <text:p text:style-name="P12"><text:a xlink:type="simple" xlink:href="#__RefHeading__1881_961525052" text:style-name="Index_20_Link" text:visited-style-name="Index_20_Link">Validaciones WAI de Paginas<text:tab/>8</text:a></text:p>
          <text:p text:style-name="P13"><text:a xlink:type="simple" xlink:href="#__RefHeading__1891_961525052" text:style-name="Index_20_Link" text:visited-style-name="Index_20_Link">Conclusiones<text:tab/>10</text:a></text:p>
        </text:index-body>
      </text:table-of-content>
      <text:p text:style-name="Heading"/>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text:soft-page-break/>INFORME</text:p>
      <text:p text:style-name="Heading"/>
      <text:h text:style-name="Heading_20_1" text:outline-level="1"><text:bookmark-start text:name="__RefHeading__1883_961525052"/>Usuarios<text:bookmark-end text:name="__RefHeading__1883_961525052"/></text:h>
      <text:p text:style-name="Standard"/>
      <text:p text:style-name="Standard">El sistema dispone de dos clases de usuarios: administrador y publicador. El administrador es capaz de llevar a cabo cualquier tarea administrativa de la que dispone el sitio. Por otro lado, el publicador es capaz de publicar podcasts, pudiendo editar, borrar y administrar los permisos de sus podcasts únicamente, ademas de los episodios correspondientes a cada uno de sus podcasts.</text:p>
      <text:p text:style-name="Standard"/>
      <text:p text:style-name="Standard">Los usuarios registrados en el sistema son: </text:p>
      <text:p text:style-name="Standard"/>
      <text:p text:style-name="Standard">Nombre de usuario: admin</text:p>
      <text:p text:style-name="Standard">Contraseña: admin</text:p>
      <text:p text:style-name="Standard">Rol: administrador</text:p>
      <text:p text:style-name="Standard"/>
      <text:p text:style-name="Standard">Nombre de usuario: publicador</text:p>
      <text:p text:style-name="Standard">Contraseña: publicador</text:p>
      <text:p text:style-name="Standard">Rol: publicador</text:p>
      <text:p text:style-name="Standard"/>
      <text:h text:style-name="Heading_20_1" text:outline-level="1"><text:bookmark-start text:name="__RefHeading__1885_961525052"/>Aclaraciones generales<text:bookmark-end text:name="__RefHeading__1885_961525052"/></text:h>
      <text:p text:style-name="P8"/>
      <text:p text:style-name="Standard">El framework utilizado para la realización del sistema de podcast fue Symfony 1.4.16, por lo tanto, siempre que en el siguiente documento se mencione “el framework”, se hará referencia a Symfony 1.4.16.</text:p>
      <text:p text:style-name="Standard"/>
      <text:h text:style-name="Heading_20_1" text:outline-level="1"><text:bookmark-start text:name="__RefHeading__1887_961525052"/>URLs para acceder al sistema<text:bookmark-end text:name="__RefHeading__1887_961525052"/></text:h>
      <text:p text:style-name="Standard"/>
      <text:p text:style-name="Standard">Frontend: <text:a xlink:type="simple" xlink:href="https://grupo93.proyecto2011.linti.unlp.edu.ar/alumno/entrega3/web/index.php/">https://grupo93.proyecto2011.linti.unlp.edu.ar/alumno/entrega3/web/index.php/</text:a></text:p>
      <text:p text:style-name="Standard">Backend: <text:a xlink:type="simple" xlink:href="https://grupo93.proyecto2011.linti.unlp.edu.ar/alumno/entrega3/web/backend.php/">https://grupo93.proyecto2011.linti.unlp.edu.ar/alumno/entrega3/web/backend.php/</text:a></text:p>
      <text:p text:style-name="Standard"/>
      <text:h text:style-name="Heading_20_1" text:outline-level="1"><text:bookmark-start text:name="__RefHeading__1889_961525052"/>INFORME DE VALIDACIONES<text:bookmark-end text:name="__RefHeading__1889_961525052"/></text:h>
      <text:p text:style-name="Standard"/>
      <text:h text:style-name="Heading_20_2" text:outline-level="2"><text:bookmark-start text:name="__RefHeading__1867_961525052"/>HTML y CSS<text:bookmark-end text:name="__RefHeading__1867_961525052"/></text:h>
      <text:h text:style-name="Heading_20_2" text:outline-level="2"/>
      <text:p text:style-name="Standard">Para las validaciones de código HTML se utilizo:</text:p>
      <text:p text:style-name="Standard"><text:a xlink:type="simple" xlink:href="http://validator.w3.org/">http://validator.w3.org/</text:a></text:p>
      <text:p text:style-name="Standard">Por otro lado, para CSS se utilizo:</text:p>
      <text:p text:style-name="Standard"><text:soft-page-break/><text:a xlink:type="simple" xlink:href="http://jigsaw.w3.org/css-validator/">http://jigsaw.w3.org/css-validator/</text:a></text:p>
      <text:p text:style-name="Standard"/>
      <text:p text:style-name="Standard">Ambos son validadores del W3C. </text:p>
      <text:p text:style-name="Standard"/>
      <text:h text:style-name="Heading_20_3" text:outline-level="3"><text:bookmark-start text:name="__RefHeading__1869_961525052"/>Validaciones HTML<text:bookmark-end text:name="__RefHeading__1869_961525052"/></text:h>
      <text:p text:style-name="Standard"/>
      <text:p text:style-name="Standard">Todos los archivos fueron validados bajo el doctype: <text:bookmark text:name="line1"/>&lt;!DOCTYPE html&gt;, es decir, el de HTML5.</text:p>
      <text:p text:style-name="Standard"/>
      <text:p text:style-name="Standard">A lo largo de todas las paginas que componen el sistema se han repetido dos warnings y una serie acotada de errores. A continuación se describen los warnings: </text:p>
      <text:list xml:id="list30498501" text:style-name="L1">
        <text:list-item>
          <text:p text:style-name="P4"><text:s/><text:span text:style-name="Emphasis"><text:span text:style-name="T1">Using experimental feature: HTML5 Conformance Checker (código de warning #1): este warning hace referencia a que se esta validando sobre HTML5, versión de HTML que aun no es estándar, si bien puede ser renderizada por los navegadores mas utilizados.</text:span></text:span></text:p>
        </text:list-item>
        <text:list-item>
          <text:p text:style-name="P4"><text:span text:style-name="Emphasis"><text:span text:style-name="T1">Using Direct Input mode: UTF-8 character encoding assumed (código de warning #2): esto sucede debido a que la validación es por entrada directa del código en el validador, por lo que asume a UTF-8 como la codificación de caracteres.</text:span></text:span></text:p>
        </text:list-item>
      </text:list>
      <text:p text:style-name="Standard"><text:span text:style-name="Emphasis"><text:span text:style-name="T1">A continuación se describen los errores:</text:span></text:span></text:p>
      <text:list xml:id="list30486334" text:style-name="L2">
        <text:list-item>
          <text:p text:style-name="P5"><text:span text:style-name="Emphasis"><text:span text:style-name="T1">“An img element must have an alt attribute, except under certain conditions” (código de error #3): esto sucede debido a que no esta presente el atributo alt (descripción) en un tag img. Esto no fue posible debido a que en el formulario de edición de un episodio se utiliza un objeto que no permite la utilización del atributo alt.</text:span></text:span></text:p>
        </text:list-item>
        <text:list-item>
          <text:p text:style-name="P5"><text:span text:style-name="Emphasis"><text:span text:style-name="T1">“&amp; did not start a character reference. (&amp; probably should have been escaped as &amp;amp;.)” (código de error #4): esto sucede por cuestiones en el framework, al usar el helper link_to, que recibe un array de parámetros con sus valores y los traduce como parámetros en la URL que genera, separados por el carácter &amp;. </text:span></text:span></text:p>
        </text:list-item>
        <text:list-item>
          <text:p text:style-name="P5"><text:span text:style-name="Emphasis"><text:span text:style-name="T1">“The cellspacing attribute on the table element is obsolete. Use CSS instead” (código de error #5): esto se debe a cuestiones del framework que genera tablas cuyos elementos td incluyen el atributo cellspacing, correspondiente a la visualización de la tabla, que debería ser resuelta con CSS.</text:span></text:span></text:p>
        </text:list-item>
        <text:list-item>
          <text:p text:style-name="P5"><text:span text:style-name="Emphasis"><text:span text:style-name="T1">“Attribute value not allowed on element input at this point” (código de error #6): esto sucede cuando se declara un valor por defecto a un campo en la base de datos. El framework agrega al input un atributo value, no valido para la W3C, que especifica ese valor por defecto para ese input. </text:span></text:span></text:p>
        </text:list-item>
        <text:list-item>
          <text:p text:style-name="P5"><text:span text:style-name="Emphasis"><text:span text:style-name="T1">“The for attribute of the label element must refer to a form control.” (código de error #7): para una correcta visualización de los formularios hemos declarado en los archivos de configuración del framework etiquetas para los valores mostrados. Por ejemplo, para la cantidad de podcast por pagina, en la base de datos se encuentra la columna “cantidadpodcastporpagina”. Para lograr una visualización mas atractiva, hemos agregado la etiqueta “Cantidad de podcasts mostrados por pagina”. El framework, para realizar esta tarea, agrega un tag label con un atributo for para especificar la columna de la base de datos que esta visualizando mediante la etiqueta. El for no es tomado como valido por la W3C.</text:span></text:span></text:p>
        </text:list-item>
      </text:list>
      <text:p text:style-name="Standard"><text:span text:style-name="Emphasis"><text:span text:style-name="T1"/></text:span></text:p>
      <text:h text:style-name="Heading_20_3" text:outline-level="3"><text:bookmark-start text:name="__RefHeading__1871_961525052"/><text:span text:style-name="Emphasis"><text:span text:style-name="T1">Validaciones HTML de paginas</text:span></text:span><text:bookmark-end text:name="__RefHeading__1871_961525052"/></text:h>
      <text:p text:style-name="Standard"><text:span text:style-name="Emphasis"><text:span text:style-name="T1"/></text:span></text:p>
      <text:p text:style-name="Standard"><text:span text:style-name="Emphasis"><text:span text:style-name="T1">A continuación, se presentan las URL del sistema, acompañadas de los errores que se presentaron </text:span></text:span><text:soft-page-break/><text:span text:style-name="Emphasis"><text:span text:style-name="T1">en cada una de ellas. </text:span></text:span></text:p>
      <text:p text:style-name="Standard"><text:span text:style-name="Emphasis"><text:span text:style-name="T1"/></text:span></text:p>
      <text:p text:style-name="Heading"><text:bookmark-start text:name="__RefHeading__1873_961525052"/><text:span text:style-name="Emphasis"><text:span text:style-name="T7">Frontend</text:span></text:span><text:bookmark-end text:name="__RefHeading__1873_961525052"/></text:p>
      <text:p text:style-name="P1"><text:a xlink:type="simple" xlink:href="https://grupo93.proyecto2011.linti.unlp.edu.ar/alumno/entrega3/web/index.php"><text:span text:style-name="Emphasis"><text:span text:style-name="T1"/></text:span></text:a></text:p>
      <text:p text:style-name="P1"><text:a xlink:type="simple" xlink:href="https://grupo93.proyecto2011.linti.unlp.edu.ar/alumno/entrega3/web/index.php"><text:span text:style-name="Emphasis"><text:span text:style-name="T1">https://grupo93.proyecto2011.linti.unlp.edu.ar/alumno/entrega3/web/index.php</text:span></text:span></text:a></text:p>
      <text:p text:style-name="P1"><text:span text:style-name="Emphasis"><text:span text:style-name="T1">Warnings: #1 y #2</text:span></text:span></text:p>
      <text:p text:style-name="P1"><text:span text:style-name="Emphasis"><text:span text:style-name="T1">Errores: -</text:span></text:span></text:p>
      <text:p text:style-name="P1"><text:span text:style-name="Emphasis"><text:span text:style-name="T1"/></text:span></text:p>
      <text:p text:style-name="P1"><text:a xlink:type="simple" xlink:href="https://grupo93.proyecto2011.linti.unlp.edu.ar/alumno/entrega3/web/index.php/main/episodios/listar/29"><text:span text:style-name="Emphasis"><text:span text:style-name="T1">https://grupo93.proyecto2011.linti.unlp.edu.ar/alumno/entrega3/web/index.php/main/episodios/listar/1</text:span></text:span></text:a><text:span text:style-name="Emphasis"><text:span text:style-name="T1"> (1 o cualquiera).</text:span></text:span></text:p>
      <text:p text:style-name="P1"><text:span text:style-name="Emphasis"><text:span text:style-name="T1">Warnings: #1 y #2</text:span></text:span></text:p>
      <text:p text:style-name="P1"><text:span text:style-name="Emphasis"><text:span text:style-name="T1">Errores: #4 (2 veces)</text:span></text:span></text:p>
      <text:p text:style-name="P1"><text:span text:style-name="Emphasis"><text:span text:style-name="T1"/></text:span></text:p>
      <text:p text:style-name="Heading"><text:bookmark-start text:name="__RefHeading__1875_961525052"/><text:span text:style-name="Emphasis"><text:span text:style-name="T7">Backend</text:span></text:span><text:bookmark-end text:name="__RefHeading__1875_961525052"/></text:p>
      <text:p text:style-name="Heading"><text:span text:style-name="Emphasis"><text:span text:style-name="T1"/></text:span></text:p>
      <text:p text:style-name="P1"><text:a xlink:type="simple" xlink:href="https://grupo93.proyecto2011.linti.unlp.edu.ar/alumno/entrega3/web/backend.php"><text:span text:style-name="Emphasis"><text:span text:style-name="T1">https://grupo93.proyecto2011.linti.unlp.edu.ar/alumno/entrega3/web/backend.php</text:span></text:span></text:a><text:span text:style-name="Emphasis"><text:span text:style-name="T1"> (sin haber iniciado sesión)</text:span></text:span></text:p>
      <text:p text:style-name="P1"><text:span text:style-name="Emphasis"><text:span text:style-name="T1">Warnings: #1 y #2</text:span></text:span></text:p>
      <text:p text:style-name="P1"><text:span text:style-name="Emphasis"><text:span text:style-name="T1">Errores: -</text:span></text:span></text:p>
      <text:p text:style-name="P1"><text:span text:style-name="Emphasis"><text:span text:style-name="T1"/></text:span></text:p>
      <text:p text:style-name="P1"><text:a xlink:type="simple" xlink:href="https://grupo93.proyecto2011.linti.unlp.edu.ar/alumno/entrega3/web/backend.php/"><text:span text:style-name="Emphasis"><text:span text:style-name="T1">https://grupo93.proyecto2011.linti.unlp.edu.ar/alumno/entrega3/web/backend.php/</text:span></text:span></text:a><text:span text:style-name="Emphasis"><text:span text:style-name="T1"> (habiendo iniciado sesión)</text:span></text:span></text:p>
      <text:p text:style-name="P1"><text:span text:style-name="Emphasis"><text:span text:style-name="T1">Warnings: #1 y #2</text:span></text:span></text:p>
      <text:p text:style-name="P1"><text:span text:style-name="Emphasis"><text:span text:style-name="T1">Errores: #5 (2 veces)</text:span></text:span></text:p>
      <text:p text:style-name="P1"><text:span text:style-name="Emphasis"><text:span text:style-name="T1"/></text:span></text:p>
      <text:p text:style-name="P1"><text:a xlink:type="simple" xlink:href="https://grupo93.proyecto2011.linti.unlp.edu.ar/alumno/entrega3/web/backend.php/podcast"><text:span text:style-name="Emphasis"><text:span text:style-name="T1">https://grupo93.proyecto2011.linti.unlp.edu.ar/alumno/entrega3/web/backend.php/podcast</text:span></text:span></text:a></text:p>
      <text:p text:style-name="P1"><text:span text:style-name="Emphasis"><text:span text:style-name="T1">Warnings: #1 y #2</text:span></text:span></text:p>
      <text:p text:style-name="P1"><text:span text:style-name="Emphasis"><text:span text:style-name="T1">Errores: #5 (2 veces)</text:span></text:span></text:p>
      <text:p text:style-name="P1"><text:span text:style-name="Emphasis"><text:span text:style-name="T1"/></text:span></text:p>
      <text:p text:style-name="P1"><text:a xlink:type="simple" xlink:href="https://grupo93.proyecto2011.linti.unlp.edu.ar/alumno/entrega3/web/backend.php/podcast/new"><text:span text:style-name="Emphasis"><text:span text:style-name="T1">https://grupo93.proyecto2011.linti.unlp.edu.ar/alumno/entrega3/web/backend.php/podcast/new</text:span></text:span></text:a></text:p>
      <text:p text:style-name="P1"><text:span text:style-name="Emphasis"><text:span text:style-name="T1">Warnings: #1 y #2</text:span></text:span></text:p>
      <text:p text:style-name="P1"><text:span text:style-name="Emphasis"><text:span text:style-name="T1">Errores: #6 (2 veces)</text:span></text:span></text:p>
      <text:p text:style-name="P1"><text:span text:style-name="Emphasis"><text:span text:style-name="T1"/></text:span></text:p>
      <text:p text:style-name="P1"><text:a xlink:type="simple" xlink:href="https://grupo93.proyecto2011.linti.unlp.edu.ar/alumno/entrega3/web/backend.php/podcast/32/edit"><text:span text:style-name="Emphasis"><text:span text:style-name="T1">https://grupo93.proyecto2011.linti.unlp.edu.ar/alumno/entrega3/web/backend.php/podcast/1/edit</text:span></text:span></text:a><text:span text:style-name="Emphasis"><text:span text:style-name="T1"> (1 o cualquiera)</text:span></text:span></text:p>
      <text:p text:style-name="P1"><text:span text:style-name="Emphasis"><text:span text:style-name="T1">Warnings: #1 y #2</text:span></text:span></text:p>
      <text:p text:style-name="P1"><text:span text:style-name="Emphasis"><text:span text:style-name="T1">Errores: #3 (1 vez) y #6 (1 vez)</text:span></text:span></text:p>
      <text:p text:style-name="P1"><text:a xlink:type="simple" xlink:href="https://grupo93.proyecto2011.linti.unlp.edu.ar/alumno/entrega3/web/backend.php/configuracion"><text:span text:style-name="Emphasis"><text:span text:style-name="T1">https://grupo93.proyecto2011.linti.unlp.edu.ar/alumno/entrega3/web/backend.php/configuracion</text:span></text:span></text:a></text:p>
      <text:p text:style-name="P1"><text:span text:style-name="Emphasis"><text:span text:style-name="T1">Warnings: #1 y #2</text:span></text:span></text:p>
      <text:p text:style-name="P1"><text:span text:style-name="Emphasis"><text:span text:style-name="T1">Errores: #5 (1 vez)</text:span></text:span></text:p>
      <text:p text:style-name="P1"><text:span text:style-name="Emphasis"><text:span text:style-name="T1"/></text:span></text:p>
      <text:p text:style-name="P1"><text:a xlink:type="simple" xlink:href="https://grupo93.proyecto2011.linti.unlp.edu.ar/alumno/entrega3/web/backend.php/configuracion/1/edit"><text:span text:style-name="Emphasis"><text:span text:style-name="T1">https://grupo93.proyecto2011.linti.unlp.edu.ar/alumno/entrega3/web/backend.php/configuracion/1/edit</text:span></text:span></text:a></text:p>
      <text:p text:style-name="P1"><text:span text:style-name="Emphasis"><text:span text:style-name="T1">Warnings: #1 y #2</text:span></text:span></text:p>
      <text:p text:style-name="P1"><text:soft-page-break/><text:span text:style-name="Emphasis"><text:span text:style-name="T1">Errores: #6 (3 veces) y #7 (1 vez)</text:span></text:span></text:p>
      <text:p text:style-name="P1"><text:span text:style-name="Emphasis"><text:span text:style-name="T1"/></text:span></text:p>
      <text:p text:style-name="P1"><text:a xlink:type="simple" xlink:href="https://grupo93.proyecto2011.linti.unlp.edu.ar/alumno/entrega3/web/backend.php/episodio"><text:span text:style-name="Emphasis"><text:span text:style-name="T2">https://grupo93.proyecto2011.linti.unlp.edu.ar/alumno/entrega3/web/backend.php/episodio</text:span></text:span></text:a></text:p>
      <text:p text:style-name="P1"><text:span text:style-name="Emphasis"><text:span text:style-name="T1">Warnings: #1 y #2</text:span></text:span></text:p>
      <text:p text:style-name="P1"><text:span text:style-name="Emphasis"><text:span text:style-name="T1">Errores: #5 (2 veces)</text:span></text:span></text:p>
      <text:p text:style-name="P1"><text:span text:style-name="Emphasis"><text:span text:style-name="T1"/></text:span></text:p>
      <text:p text:style-name="P1"><text:a xlink:type="simple" xlink:href="https://grupo93.proyecto2011.linti.unlp.edu.ar/alumno/entrega3/web/backend.php/episodio/new"><text:span text:style-name="Emphasis"><text:span text:style-name="T1">https://grupo93.proyecto2011.linti.unlp.edu.ar/alumno/entrega3/web/backend.php/episodio/new</text:span></text:span></text:a></text:p>
      <text:p text:style-name="P1"><text:span text:style-name="Emphasis"><text:span text:style-name="T1">Warnings: #1 y #2</text:span></text:span></text:p>
      <text:p text:style-name="P1"><text:span text:style-name="Emphasis"><text:span text:style-name="T1">Errores: -</text:span></text:span></text:p>
      <text:p text:style-name="P1"><text:span text:style-name="Emphasis"><text:span text:style-name="T1"/></text:span></text:p>
      <text:p text:style-name="P1"><text:a xlink:type="simple" xlink:href="https://grupo93.proyecto2011.linti.unlp.edu.ar/alumno/entrega3/web/backend.php/episodio/12/edit"><text:span text:style-name="Emphasis"><text:span text:style-name="T1">https://grupo93.proyecto2011.linti.unlp.edu.ar/alumno/entrega3/web/backend.php/episodio/1/edit</text:span></text:span></text:a><text:span text:style-name="Emphasis"><text:span text:style-name="T1"> (1 o cualquiera)</text:span></text:span></text:p>
      <text:p text:style-name="P1"><text:span text:style-name="Emphasis"><text:span text:style-name="T1">Warnings: #1 y #2</text:span></text:span></text:p>
      <text:p text:style-name="P1"><text:span text:style-name="Emphasis"><text:span text:style-name="T1">Errores: #6 (2 veces)</text:span></text:span></text:p>
      <text:p text:style-name="P1"><text:span text:style-name="Emphasis"><text:span text:style-name="T1"/></text:span></text:p>
      <text:p text:style-name="P1"><text:a xlink:type="simple" xlink:href="https://grupo93.proyecto2011.linti.unlp.edu.ar/alumno/entrega3/web/backend.php/guard/users"><text:span text:style-name="Emphasis"><text:span text:style-name="T1">https://grupo93.proyecto2011.linti.unlp.edu.ar/alumno/entrega3/web/backend.php/guard/users</text:span></text:span></text:a></text:p>
      <text:p text:style-name="P1"><text:span text:style-name="Emphasis"><text:span text:style-name="T1">Warnings: #1 y #2</text:span></text:span></text:p>
      <text:p text:style-name="P1"><text:span text:style-name="Emphasis"><text:span text:style-name="T1">Errores: #5 (2 veces)</text:span></text:span></text:p>
      <text:p text:style-name="P1"><text:span text:style-name="Emphasis"><text:span text:style-name="T1"/></text:span></text:p>
      <text:p text:style-name="P1"><text:a xlink:type="simple" xlink:href="https://grupo93.proyecto2011.linti.unlp.edu.ar/alumno/entrega3/web/backend.php/guard/users/new"><text:span text:style-name="Emphasis"><text:span text:style-name="T2">https://grupo93.proyecto2011.linti.unlp.edu.ar/alumno/entrega3/web/backend.php/guard/users/new</text:span></text:span></text:a></text:p>
      <text:p text:style-name="P1"><text:span text:style-name="Emphasis"><text:span text:style-name="T1">Warnings: #1 y #2</text:span></text:span></text:p>
      <text:p text:style-name="P1"><text:span text:style-name="Emphasis"><text:span text:style-name="T1">Errores: -</text:span></text:span></text:p>
      <text:p text:style-name="P1"><text:span text:style-name="Emphasis"><text:span text:style-name="T1"/></text:span></text:p>
      <text:p text:style-name="P1"><text:a xlink:type="simple" xlink:href="https://grupo93.proyecto2011.linti.unlp.edu.ar/alumno/entrega3/web/backend.php/guard/users/2/edit"><text:span text:style-name="Emphasis"><text:span text:style-name="T2">https://grupo93.proyecto2011.linti.unlp.edu.ar/alumno/entrega3/web/backend.php/guard/users/1/edit</text:span></text:span></text:a><text:span text:style-name="Emphasis"><text:span text:style-name="T3"> (1 o cualquiera)</text:span></text:span></text:p>
      <text:p text:style-name="P1"><text:span text:style-name="Emphasis"><text:span text:style-name="T1">Warnings: #1 y #2</text:span></text:span></text:p>
      <text:p text:style-name="P1"><text:span text:style-name="Emphasis"><text:span text:style-name="T3">Errores: -</text:span></text:span></text:p>
      <text:p text:style-name="P1"><text:span text:style-name="Emphasis"><text:span text:style-name="T3"/></text:span></text:p>
      <text:p text:style-name="P1"><text:a xlink:type="simple" xlink:href="https://grupo93.proyecto2011.linti.unlp.edu.ar/alumno/entrega3/web/backend.php/categoria"><text:span text:style-name="Emphasis"><text:span text:style-name="T3">https://grupo93.proyecto2011.linti.unlp.edu.ar/alumno/entrega3/web/backend.php/categoria</text:span></text:span></text:a></text:p>
      <text:p text:style-name="P1"><text:span text:style-name="Emphasis"><text:span text:style-name="T1">Warnings: #1 y #2</text:span></text:span></text:p>
      <text:p text:style-name="P1"><text:span text:style-name="Emphasis"><text:span text:style-name="T3">Errores: #5 (2 veces)</text:span></text:span></text:p>
      <text:p text:style-name="P1"><text:span text:style-name="Emphasis"><text:span text:style-name="T3"/></text:span></text:p>
      <text:p text:style-name="P1"><text:a xlink:type="simple" xlink:href="https://grupo93.proyecto2011.linti.unlp.edu.ar/alumno/entrega3/web/backend.php/categoria/new"><text:span text:style-name="Emphasis"><text:span text:style-name="T3">https://grupo93.proyecto2011.linti.unlp.edu.ar/alumno/entrega3/web/backend.php/categoria/new</text:span></text:span></text:a></text:p>
      <text:p text:style-name="P1"><text:span text:style-name="Emphasis"><text:span text:style-name="T1">Warnings: #1 y #2</text:span></text:span></text:p>
      <text:p text:style-name="P1"><text:span text:style-name="Emphasis"><text:span text:style-name="T3">Errores: -</text:span></text:span></text:p>
      <text:p text:style-name="P1"><text:span text:style-name="Emphasis"><text:span text:style-name="T3"/></text:span></text:p>
      <text:p text:style-name="P1"><text:a xlink:type="simple" xlink:href="https://grupo93.proyecto2011.linti.unlp.edu.ar/alumno/entrega3/web/backend.php/categoria/2/edit"><text:span text:style-name="Emphasis"><text:span text:style-name="T2">https://grupo93.proyecto2011.linti.unlp.edu.ar/alumno/entrega3/web/backend.php/categoria/1/</text:span></text:span></text:a><text:a xlink:type="simple" xlink:href="https://grupo93.proyecto2011.linti.unlp.edu.ar/alumno/entrega3/web/backend.php/categoria/2/edit"><text:span text:style-name="Emphasis"><text:span text:style-name="T2">edit</text:span></text:span></text:a><text:span text:style-name="Emphasis"><text:span text:style-name="T3"> (1 o cualquiera)</text:span></text:span></text:p>
      <text:p text:style-name="P1"><text:span text:style-name="Emphasis"><text:span text:style-name="T1">Warnings: #1 y #2</text:span></text:span></text:p>
      <text:p text:style-name="P1"><text:span text:style-name="Emphasis"><text:span text:style-name="T3">Errores: -</text:span></text:span></text:p>
      <text:p text:style-name="P1"><text:span text:style-name="Emphasis"><text:span text:style-name="T3"/></text:span></text:p>
      <text:p text:style-name="P1"><text:a xlink:type="simple" xlink:href="https://grupo93.proyecto2011.linti.unlp.edu.ar/alumno/entrega3/web/backend.php/administradorpodcast/new"><text:span text:style-name="Emphasis"><text:span text:style-name="T3">https://grupo93.proyecto2011.linti.unlp.edu.ar/alumno/entrega3/web/backend.php/administradorpodcast/new</text:span></text:span></text:a></text:p>
      <text:p text:style-name="P1"><text:span text:style-name="Emphasis"><text:span text:style-name="T1">Warnings: #1 y #2</text:span></text:span></text:p>
      <text:p text:style-name="P1"><text:span text:style-name="Emphasis"><text:span text:style-name="T3">Errores: -</text:span></text:span></text:p>
      <text:p text:style-name="P1"><text:a xlink:type="simple" xlink:href="https://grupo93.proyecto2011.linti.unlp.edu.ar/alumno/entrega3/web/backend.php/administradorpodcast"><text:span text:style-name="Emphasis"><text:span text:style-name="T3">https://grupo93.proyecto2011.linti.unlp.edu.ar/alumno/entrega3/web/backend.php/administradorpodcast</text:span></text:span></text:a></text:p>
      <text:p text:style-name="P1"><text:span text:style-name="Emphasis"><text:span text:style-name="T1">Warnings: #1 y #2</text:span></text:span></text:p>
      <text:p text:style-name="P1"><text:soft-page-break/><text:span text:style-name="Emphasis"><text:span text:style-name="T3">Errores: <text:s/>#5 (1 vez)</text:span></text:span></text:p>
      <text:p text:style-name="P1"><text:span text:style-name="Emphasis"><text:span text:style-name="T3"/></text:span></text:p>
      <text:h text:style-name="Heading_20_3" text:outline-level="3"><text:bookmark-start text:name="__RefHeading__1877_961525052"/><text:span text:style-name="Emphasis"><text:span text:style-name="T5">Validaciones CSS</text:span></text:span><text:bookmark-end text:name="__RefHeading__1877_961525052"/></text:h>
      <text:p text:style-name="P1"><text:span text:style-name="Emphasis"><text:span text:style-name="T3"/></text:span></text:p>
      <text:p text:style-name="P1"><text:span text:style-name="Emphasis"><text:span text:style-name="T3">Las validaciones de los archivos se hicieron contra la versión 2.1 de CSS.</text:span></text:span></text:p>
      <text:p text:style-name="P1"><text:span text:style-name="Emphasis"><text:span text:style-name="T3"/></text:span></text:p>
      <text:p text:style-name="Standard"><text:span text:style-name="Emphasis"><text:span text:style-name="T6">backEnd1.css: dio como resultado una validación correcta.</text:span></text:span></text:p>
      <text:p text:style-name="Standard"><text:span text:style-name="Emphasis"><text:span text:style-name="T6">backEnd2.css, dio como resultado una validación correcta.</text:span></text:span></text:p>
      <text:p text:style-name="Standard"><text:span text:style-name="Emphasis"><text:span text:style-name="T12">estilo1.css, dio como resultado una validación correcta.</text:span></text:span></text:p>
      <text:p text:style-name="P3"><text:span text:style-name="Emphasis"><text:span text:style-name="T3">estilo2.css, </text:span></text:span><text:span text:style-name="Emphasis"><text:span text:style-name="T4">dio como resultado una validación correcta</text:span></text:span><text:span text:style-name="Emphasis"><text:span text:style-name="T3">.</text:span></text:span></text:p>
      <text:p text:style-name="P3"><text:span text:style-name="Emphasis"><text:span text:style-name="T8"/></text:span></text:p>
      <text:h text:style-name="Heading_20_3" text:outline-level="3"><text:bookmark-start text:name="__RefHeading__1879_961525052"/><text:span text:style-name="Emphasis"><text:span text:style-name="T5">Validaciones WAI</text:span></text:span><text:bookmark-end text:name="__RefHeading__1879_961525052"/></text:h>
      <text:p text:style-name="P3"><text:span text:style-name="Emphasis"><text:span text:style-name="T3"/></text:span></text:p>
      <text:p text:style-name="P3"><text:span text:style-name="Emphasis"><text:span text:style-name="T3">Para este tipo de validación, se utilizó la herramienta WAVE, como complemento del navegador Mozilla Firefox.</text:span></text:span></text:p>
      <text:p text:style-name="P10"><text:span text:style-name="Emphasis"><text:span text:style-name="T10">Esta herramienta valida cuestiones de accesibilidad del guía WCAG 2.0.</text:span></text:span></text:p>
      <text:p text:style-name="P10"><text:span text:style-name="Emphasis"><text:span text:style-name="T10"/></text:span></text:p>
      <text:p text:style-name="P10"><text:span text:style-name="Emphasis"><text:span text:style-name="T10">A continuación se detallan los errores de validación WAI:</text:span></text:span></text:p>
      <text:list xml:id="list33440397" text:continue-list="list30498501" text:style-name="L1">
        <text:list-item>
          <text:p text:style-name="P4"><text:span text:style-name="Emphasis"><text:span text:style-name="T11">Form label missing: las reglas WAI exigen que cada input, select o textarea tengan su label correspondiente a fin de diferenciar a cada uno. Estos inputs, select o textarea son generados por el framework, por lo que no se puede incluir el atributo label. </text:span></text:span></text:p>
        </text:list-item>
        <text:list-item>
          <text:p text:style-name="P4"><text:span text:style-name="Emphasis"><text:span text:style-name="T11">Orphaned form label: Una etiqueta de elemento de formulario está presente pero no está asociada con ningún elemento de formulario de tipo &lt;input&gt;, &lt;select&gt; o &lt;textarea&gt;. Para modificar la etiqueta de un input por defecto, el framework agrega una etiqueta label para sustituirla. WAI no acepta este tipo de etiquetas no asociadas a ningún &lt;select&gt;,&lt;input&gt; o &lt;textarea&gt;.</text:span></text:span></text:p>
        </text:list-item>
        <text:list-item>
          <text:p text:style-name="P4"><text:span text:style-name="Emphasis"><text:span text:style-name="T11">Missing alternative text: (Análogo al Error #3) esto sucede debido a que no esta presente el atributo alt (descripción) en un tag img. Esto no fue posible debido a que en el formulario de edición de un episodio se utiliza un objeto que no permite la utilización del atributo alt.</text:span></text:span></text:p>
        </text:list-item>
      </text:list>
      <text:p text:style-name="Standard"><text:span text:style-name="Emphasis"><text:span text:style-name="T11"/></text:span></text:p>
      <text:p text:style-name="Standard"><text:span text:style-name="Emphasis"><text:span text:style-name="T11">A continuación se detallan las alertas o warnings de validación WAI:</text:span></text:span></text:p>
      <text:list xml:id="list32338886" text:style-name="L4">
        <text:list-item>
          <text:p text:style-name="P6"><text:span text:style-name="Emphasis"><text:span text:style-name="T8">Possible heading: El texto aparenta ser usado como un encabezado (está en negrita, está subrayado, en cursiva, etc.) pero no está marcado como tal. Optamos por esta solución ya que incluirlo como encabezado, perjudicaría el estilo de la pagina.</text:span></text:span></text:p>
        </text:list-item>
        <text:list-item>
          <text:p text:style-name="P6"><text:span text:style-name="T9">Incorrectly ordered headings: </text:span>Los encabezados no están en un orden lógico (por ejemplo, el primer encabezado no es un elemento &lt;h1&gt; o los niveles de encabezado están siendo saltados). Optamos por esta solución ya que nos resulto cómodo para darle un formato adecuado al texto.</text:p>
        </text:list-item>
        <text:list-item>
          <text:p text:style-name="P6"><text:span text:style-name="Emphasis"><text:span text:style-name="T8">Link to media: Un enlace hacia un archivo de audio o video está presente. WAI no reconoce esto como incorrecto, solo da consejos para su correcta utilización.</text:span></text:span></text:p>
        </text:list-item>
        <text:list-item>
          <text:p text:style-name="P6"><text:span text:style-name="Emphasis"><text:span text:style-name="T8">JavaScript element: Un elemento JavaScript está presente. WAI no reconoce esto como incorrecto, solo da consejos para su correcta utilización.</text:span></text:span></text:p>
        </text:list-item>
        <text:list-item>
          <text:p text:style-name="P6"><text:span text:style-name="Emphasis"><text:span text:style-name="T8">Empty List: Un elemento &lt;ol&gt; o &lt;ul&gt; carece de elementos de lista. Esto es debido a que el framework coloco una lista vaciá en una pagina del sitio.</text:span></text:span></text:p>
        </text:list-item>
        <text:list-item>
          <text:p text:style-name="P6"><text:span text:style-name="Emphasis"><text:span text:style-name="T8">Fieldset without a legend: Un elemento de tipo &lt;fieldset&gt; está presente pero no tiene un </text:span></text:span><text:soft-page-break/><text:span text:style-name="Emphasis"><text:span text:style-name="T8">elemento &lt;legend&gt; asociado al mismo. El framework utiliza un elemento tipo fieldset, pero no asocia ningún elemento legend al mismo.</text:span></text:span></text:p>
        </text:list-item>
        <text:list-item>
          <text:p text:style-name="P6"><text:span text:style-name="Emphasis"><text:span text:style-name="T8">Event handler: Un evento está presente. WAI no reconoce esto como incorrecto, solo da consejos para su correcta utilización.</text:span></text:span></text:p>
        </text:list-item>
        <text:list-item>
          <text:p text:style-name="P6"><text:span text:style-name="T9">Missing fieldset: </text:span>Un grupo de casillas de verificación (check boxes) o de botones de radio (radio buttons) no están encerrados en un elemento &lt;fieldset&gt;. El framework genera checkboxes sin asociarlos a un elemento fieldset.</text:p>
        </text:list-item>
      </text:list>
      <text:p text:style-name="P7"><text:span text:style-name="Emphasis"><text:span text:style-name="T8"/></text:span></text:p>
      <text:p text:style-name="P7"><text:span text:style-name="Emphasis"><text:span text:style-name="T3">Cabe destacar que todos los errores y warnings generados por el validador en el sitio, son consecuencia del código generado por el framework.</text:span></text:span></text:p>
      <text:p text:style-name="P7"><text:span text:style-name="Emphasis"><text:span text:style-name="T3"/></text:span></text:p>
      <text:h text:style-name="Heading_20_3" text:outline-level="3"><text:bookmark-start text:name="__RefHeading__1881_961525052"/><text:span text:style-name="Emphasis"><text:span text:style-name="T3">Validaciones WAI de Paginas</text:span></text:span><text:bookmark-end text:name="__RefHeading__1881_961525052"/></text:h>
      <text:p text:style-name="P7"><text:span text:style-name="Emphasis"><text:span text:style-name="T3"/></text:span></text:p>
      <text:p text:style-name="P7"><text:span text:style-name="Emphasis"><text:span text:style-name="T3">A continuación se detallan las URLs del sitio junto con los errores y/o warnings que arrojó el validador (en caso de que hubiese).</text:span></text:span></text:p>
      <text:p text:style-name="P7"><text:span text:style-name="Emphasis"><text:span text:style-name="T3"/></text:span></text:p>
      <text:p text:style-name="P3"><text:a xlink:type="simple" xlink:href="https://grupo93.proyecto2011.linti.unlp.edu.ar/alumno/entrega3/web/index.php/">https://grupo93.proyecto2011.linti.unlp.edu.ar/alumno/entrega3/web/index.php/</text:a></text:p>
      <text:p text:style-name="P3">Warning:</text:p>
      <text:p text:style-name="P3">Possible heading</text:p>
      <text:p text:style-name="P3"/>
      <text:p text:style-name="P3"><text:a xlink:type="simple" xlink:href="https://grupo93.proyecto2011.linti.unlp.edu.ar/alumno/entrega3/web/index.php/main/episodios/listar/2">https://grupo93.proyecto2011.linti.unlp.edu.ar/alumno/entrega3/web/index.php/main/episodios/listar/2</text:a></text:p>
      <text:p text:style-name="P3">Warning:</text:p>
      <text:p text:style-name="P3">Incorrectly ordered headings</text:p>
      <text:p text:style-name="P3">Link to media</text:p>
      <text:p text:style-name="P3"/>
      <text:p text:style-name="P3"><text:a xlink:type="simple" xlink:href="https://grupo93.proyecto2011.linti.unlp.edu.ar/alumno/entrega3/web/backend.php/login">https://grupo93.proyecto2011.linti.unlp.edu.ar/alumno/entrega3/web/backend.php/login</text:a> (sin sesión iniciada)</text:p>
      <text:p text:style-name="P3">Sin errores ni warnings WAI</text:p>
      <text:p text:style-name="P3"/>
      <text:p text:style-name="P3"><text:a xlink:type="simple" xlink:href="https://grupo93.proyecto2011.linti.unlp.edu.ar/alumno/entrega3/web/backend.php/configuracion">https://grupo93.proyecto2011.linti.unlp.edu.ar/alumno/entrega3/web/backend.php/configuracion</text:a></text:p>
      <text:p text:style-name="P3">Warning:</text:p>
      <text:p text:style-name="P3">Incorrectly ordered headings</text:p>
      <text:p text:style-name="P3">JavaScript element</text:p>
      <text:p text:style-name="P3">Empty List</text:p>
      <text:p text:style-name="P3"/>
      <text:p text:style-name="P3"><text:a xlink:type="simple" xlink:href="https://grupo93.proyecto2011.linti.unlp.edu.ar/alumno/entrega3/web/backend.php/configuracion/1/edit">https://grupo93.proyecto2011.linti.unlp.edu.ar/alumno/entrega3/web/backend.php/configuracion/1/edit</text:a></text:p>
      <text:p text:style-name="P3">Error:</text:p>
      <text:p text:style-name="P3">Orphaned form label</text:p>
      <text:p text:style-name="P3"/>
      <text:p text:style-name="P3">Warning:</text:p>
      <text:p text:style-name="P3">Fieldset without a legend</text:p>
      <text:p text:style-name="P3">Incorrectly ordered headings</text:p>
      <text:p text:style-name="P3"><text:a xlink:type="simple" xlink:href="https://grupo93.proyecto2011.linti.unlp.edu.ar/alumno/entrega3/web/backend.php/podcast">https://grupo93.proyecto2011.linti.unlp.edu.ar/alumno/entrega3/web/backend.php/podcast</text:a></text:p>
      <text:p text:style-name="P3">Warning:</text:p>
      <text:p text:style-name="P3">Incorrectly ordered headings</text:p>
      <text:p text:style-name="P3"><text:soft-page-break/>JavaScript element</text:p>
      <text:p text:style-name="P3">Event handler</text:p>
      <text:p text:style-name="P3"/>
      <text:p text:style-name="P3"><text:a xlink:type="simple" xlink:href="https://grupo93.proyecto2011.linti.unlp.edu.ar/alumno/entrega3/web/backend.php/podcast/2/edit">https://grupo93.proyecto2011.linti.unlp.edu.ar/alumno/entrega3/web/backend.php/podcast/2/edit</text:a></text:p>
      <text:p text:style-name="P3">Error:</text:p>
      <text:p text:style-name="P3">Missing alternative text</text:p>
      <text:p text:style-name="P3"/>
      <text:p text:style-name="P3">Warning:</text:p>
      <text:p text:style-name="P3">Incorrectly ordered headings</text:p>
      <text:p text:style-name="P3">Fieldset without a legend</text:p>
      <text:p text:style-name="P3"/>
      <text:p text:style-name="P3"><text:a xlink:type="simple" xlink:href="https://grupo93.proyecto2011.linti.unlp.edu.ar/alumno/entrega3/web/backend.php/episodio">https://grupo93.proyecto2011.linti.unlp.edu.ar/alumno/entrega3/web/backend.php/episodio</text:a></text:p>
      <text:p text:style-name="P3">Error:</text:p>
      <text:p text:style-name="P3">Form label missing</text:p>
      <text:p text:style-name="P3"/>
      <text:p text:style-name="P3">Warning:</text:p>
      <text:p text:style-name="P3">Event handler</text:p>
      <text:p text:style-name="P3">Incorrectly ordered headings</text:p>
      <text:p text:style-name="P3">JavaScript element</text:p>
      <text:p text:style-name="P3"/>
      <text:p text:style-name="P3"><text:a xlink:type="simple" xlink:href="https://grupo93.proyecto2011.linti.unlp.edu.ar/alumno/entrega3/web/backend.php/episodio/1/edit">https://grupo93.proyecto2011.linti.unlp.edu.ar/alumno/entrega3/web/backend.php/episodio/1/edit</text:a></text:p>
      <text:p text:style-name="P3">Warning:</text:p>
      <text:p text:style-name="P3">Incorrectly ordered headings</text:p>
      <text:p text:style-name="P3">JavaScript element</text:p>
      <text:p text:style-name="P3">Event handler</text:p>
      <text:p text:style-name="P3"/>
      <text:p text:style-name="P3"><text:a xlink:type="simple" xlink:href="https://grupo93.proyecto2011.linti.unlp.edu.ar/alumno/entrega3/web/backend.php/guard/users">https://grupo93.proyecto2011.linti.unlp.edu.ar/alumno/entrega3/web/backend.php/guard/users</text:a></text:p>
      <text:p text:style-name="P3">Error:</text:p>
      <text:p text:style-name="P3">Form label missing</text:p>
      <text:p text:style-name="P3"/>
      <text:p text:style-name="P3">Warning:</text:p>
      <text:p text:style-name="P3">Event handler </text:p>
      <text:p text:style-name="P3">Incorrectly ordered headings</text:p>
      <text:p text:style-name="P3">JavaScript element</text:p>
      <text:p text:style-name="P3">Missing fieldset</text:p>
      <text:p text:style-name="P3"/>
      <text:p text:style-name="P3"><text:a xlink:type="simple" xlink:href="https://grupo93.proyecto2011.linti.unlp.edu.ar/alumno/entrega3/web/backend.php/guard/users/2/edit">https://grupo93.proyecto2011.linti.unlp.edu.ar/alumno/entrega3/web/backend.php/guard/users/2/edit</text:a></text:p>
      <text:p text:style-name="P3">Warning:</text:p>
      <text:p text:style-name="P3">Event handler </text:p>
      <text:p text:style-name="P3">Incorrectly ordered headings</text:p>
      <text:p text:style-name="P3">Missing fieldset</text:p>
      <text:p text:style-name="P3"/>
      <text:p text:style-name="P3"><text:a xlink:type="simple" xlink:href="https://grupo93.proyecto2011.linti.unlp.edu.ar/alumno/entrega3/web/backend.php/categoria">https://grupo93.proyecto2011.linti.unlp.edu.ar/alumno/entrega3/web/backend.php/categoria</text:a></text:p>
      <text:p text:style-name="P3">Error:</text:p>
      <text:p text:style-name="P3">Form label missing</text:p>
      <text:p text:style-name="Standard"><text:span text:style-name="Emphasis"/></text:p>
      <text:p text:style-name="Standard"><text:span text:style-name="Emphasis"><text:span text:style-name="T1">Warning:</text:span></text:span></text:p>
      <text:p text:style-name="P3"><text:soft-page-break/>Event handler </text:p>
      <text:p text:style-name="P3"><text:span text:style-name="Emphasis"><text:span text:style-name="T1">Incorrectly ordered headings</text:span></text:span></text:p>
      <text:p text:style-name="P3">JavaScript element</text:p>
      <text:p text:style-name="P3"><text:span text:style-name="Emphasis"><text:span text:style-name="T1">Missing fieldset</text:span></text:span></text:p>
      <text:p text:style-name="P3"><text:span text:style-name="Emphasis"><text:span text:style-name="T1"/></text:span></text:p>
      <text:p text:style-name="P3"><text:a xlink:type="simple" xlink:href="https://grupo93.proyecto2011.linti.unlp.edu.ar/alumno/entrega3/web/backend.php/categoria/3/edit"><text:span text:style-name="Emphasis"><text:span text:style-name="T1">https://grupo93.proyecto2011.linti.unlp.edu.ar/alumno/entrega3/web/backend.php/categoria/3/edit</text:span></text:span></text:a></text:p>
      <text:p text:style-name="P3"><text:span text:style-name="Emphasis"><text:span text:style-name="T1">Warning</text:span></text:span></text:p>
      <text:p text:style-name="P3">Event handler </text:p>
      <text:p text:style-name="P3"><text:span text:style-name="Emphasis"><text:span text:style-name="T1">Incorrectly ordered headings</text:span></text:span></text:p>
      <text:p text:style-name="P3"><text:span text:style-name="Emphasis"><text:span text:style-name="T1">Fieldset without a legend</text:span></text:span></text:p>
      <text:p text:style-name="P3"><text:span text:style-name="Emphasis"><text:span text:style-name="T1"/></text:span></text:p>
      <text:p text:style-name="P3"><text:a xlink:type="simple" xlink:href="https://grupo93.proyecto2011.linti.unlp.edu.ar/alumno/entrega3/web/backend.php/administradorpodcast"><text:span text:style-name="Emphasis"><text:span text:style-name="T1">https://grupo93.proyecto2011.linti.unlp.edu.ar/alumno/entrega3/web/backend.php/administradorpodcast</text:span></text:span></text:a></text:p>
      <text:p text:style-name="P3">Error:</text:p>
      <text:p text:style-name="P3">Form label missing</text:p>
      <text:p text:style-name="P3"/>
      <text:p text:style-name="P3">Warning:</text:p>
      <text:p text:style-name="P3">Event handler </text:p>
      <text:p text:style-name="P3">Incorrectly ordered headings</text:p>
      <text:p text:style-name="P3"><text:span text:style-name="Emphasis"><text:span text:style-name="T1">JavaScript element</text:span></text:span></text:p>
      <text:p text:style-name="P3"><text:span text:style-name="Emphasis"><text:span text:style-name="T1"/></text:span></text:p>
      <text:p text:style-name="P3"><text:a xlink:type="simple" xlink:href="https://grupo93.proyecto2011.linti.unlp.edu.ar/alumno/entrega3/web/backend.php/administradorpodcast/4/edit"><text:span text:style-name="Emphasis"><text:span text:style-name="T1">https://grupo93.proyecto2011.linti.unlp.edu.ar/alumno/entrega3/web/backend.php/administradorpodcast/4/edit</text:span></text:span></text:a></text:p>
      <text:p text:style-name="P3"><text:span text:style-name="Emphasis"><text:span text:style-name="T1">Warning:</text:span></text:span></text:p>
      <text:p text:style-name="P3">Event handler </text:p>
      <text:p text:style-name="P3"><text:span text:style-name="Emphasis"><text:span text:style-name="T1">Incorrectly ordered headings</text:span></text:span></text:p>
      <text:p text:style-name="P3"><text:span text:style-name="Emphasis"><text:span text:style-name="T1">Fieldset without a legend</text:span></text:span></text:p>
      <text:p text:style-name="P3"><text:span text:style-name="Emphasis"><text:span text:style-name="T3"/></text:span></text:p>
      <text:h text:style-name="Heading_20_1" text:outline-level="1"><text:bookmark-start text:name="__RefHeading__1891_961525052"/><text:span text:style-name="Emphasis"><text:span text:style-name="T3">Conclusiones</text:span></text:span><text:bookmark-end text:name="__RefHeading__1891_961525052"/></text:h>
      <text:p text:style-name="P3"><text:span text:style-name="Emphasis"><text:span text:style-name="T3"/></text:span></text:p>
      <text:p text:style-name="P3"><text:span text:style-name="Emphasis"><text:span text:style-name="T3">Haber realizado esta instancia nos sirvió para re evaluar el sitio y poder mejorarlo en cuanto a visualización, modificando los estilos CSS. Ademas, ante la necesidad de validar tanto para HTML como para CSS y WAI, nos vimos en la tarea de revisar el código, corrigiendo aspectos de validaciones que de otra forma hubiésemos pasado por al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Verdana, Helvetica, sans-serif"/>
    <style:font-face style:name="Lohit Hindi1" svg:font-family="'Lohit Hindi'"/>
    <style:font-face style:name="OpenSymbol" svg:font-family="OpenSymbol"/>
    <style:font-face style:name="Calibri,BoldItalic" svg:font-family="'Calibri,BoldItalic'" style:font-family-generic="script"/>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67cm" style:type="center"/>
          <style:tab-stop style:position="16.933cm" style:type="right"/>
        </style:tab-stops>
      </style:paragraph-properties>
    </style:style>
    <style:style style:name="Footer" style:family="paragraph" style:parent-style-name="Standard" style:class="extra">
      <style:paragraph-properties text:number-lines="false" text:line-number="0">
        <style:tab-stops>
          <style:tab-stop style:position="8.467cm" style:type="center"/>
          <style:tab-stop style:position="16.933cm" style:type="right"/>
        </style:tab-stops>
      </style:paragraph-properties>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line-height="150%" fo:text-indent="0cm" style:auto-text-indent="false">
        <style:tab-stops>
          <style:tab-stop style:position="16.933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line-height="150%" fo:text-indent="0cm" style:auto-text-indent="false">
        <style:tab-stops>
          <style:tab-stop style:position="16.434cm" style:type="right" style:leader-style="dotted" style:leader-text="."/>
        </style:tab-stops>
      </style:paragraph-properties>
    </style:style>
    <style:style style:name="Contents_20_3" style:display-name="Contents 3" style:family="paragraph" style:parent-style-name="Index" style:next-style-name="Contents_20_1" style:class="index">
      <style:paragraph-properties fo:margin="100%" fo:margin-left="0.998cm" fo:margin-right="0cm" fo:line-height="150%" fo:text-align="justify" style:justify-single-word="false" fo:text-indent="0cm" style:auto-text-indent="false">
        <style:tab-stops>
          <style:tab-stop style:position="15.935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999999"/>
    </style:style>
    <style:page-layout style:name="Mpm1">
      <style:page-layout-properties fo:page-width="21.001cm" fo:page-height="29.7cm" style:num-format="1" style:print-orientation="portrait" fo:margin-top="2cm" fo:margin-bottom="2cm" fo:margin-left="2.09cm" fo:margin-right="1.97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forme final: Sistema de Podcasts <text:s text:c="59"/>Proyecto de Software 2011</text:p>
      </style:header>
      <style:footer>
        <text:p text:style-name="Footer"/>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che </meta:initial-creator>
    <meta:creation-date>2012-04-11T15:48:30</meta:creation-date>
    <dc:date>2012-04-12T13:31:06.06</dc:date>
    <meta:editing-duration>PT4H40M3S</meta:editing-duration>
    <meta:editing-cycles>44</meta:editing-cycles>
    <meta:generator>LibreOffice/3.5$Windows_x86 LibreOffice_project/7e68ba2-a744ebf-1f241b7-c506db1-7d53735</meta:generator>
    <meta:document-statistic meta:table-count="0" meta:image-count="0" meta:object-count="0" meta:page-count="10" meta:paragraph-count="226" meta:word-count="1685" meta:character-count="13531" meta:non-whitespace-character-count="12007"/>
  </office:meta>
</office:document-meta>
</file>